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9pt" fo:font-style="italic" style:font-size-asian="9pt" style:font-style-asian="italic" style:font-size-complex="9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mm" fo:margin-right="0mm" fo:text-indent="7.14m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Arial" fo:font-size="11pt" style:font-size-asian="11pt" style:font-size-complex="11pt"/>
    </style:style>
    <style:style style:name="T4" style:family="text">
      <style:text-properties style:text-position="super 58%"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style:text-position="super 58%" fo:font-size="11pt" style:font-size-asian="11pt" style:font-size-complex="11pt"/>
    </style:style>
    <style:style style:name="T6" style:family="text">
      <style:text-properties style:font-name="Arial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style:font-name="Arial" fo:font-size="9pt" fo:font-style="italic" style:font-size-asian="9pt" style:font-style-asian="italic" style:font-size-complex="9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 V</text:p>
      <text:p text:style-name="P3">COMPANIES ACT</text:p>
      <text:p text:style-name="P3">(CHAPTER 50)</text:p>
      <text:p text:style-name="P4">Regulation 38 (c)</text:p>
      <text:p text:style-name="P3">COMPANIES (FILING OF DOCUMENTS)</text:p>
      <text:p text:style-name="P3">REGULATIONS</text:p>
      <text:p text:style-name="P6"></text:p>
      <text:p text:style-name="P7">(Certificate to be presented as an attachment for companies whose financial year starts on or after 15th May 2003)</text:p>
      <text:p text:style-name="P8"></text:p>
      <text:p text:style-name="P3">CERTIFICATE BY AN EXEMPT PRIVATE COMPANY</text:p>
      <text:p text:style-name="P3">UNDER SECTION 197 (1)</text:p>
      <text:p text:style-name="P1"></text:p>
      <text:p text:style-name="P1">Name of Company :<text:tab/><text:tab/><text:tab/><text:span text:style-name="T1">Company’s Name XXX</text:span></text:p>
      <text:p text:style-name="P1"></text:p>
      <text:p text:style-name="P1">Registration No <text:s text:c="5"/>:<text:tab/><text:tab/><text:tab/><text:span text:style-name="T1">XXX</text:span></text:p>
      <text:p text:style-name="P1"></text:p>
      <text:p text:style-name="P1"></text:p>
      <text:p text:style-name="P9"><text:span text:style-name="T2">*1</text:span> If it is an exempt private company the revenue of which for the financial year concerned does not exceed the prescribed amount <text:span text:style-name="T2">*2</text:span></text:p>
      <text:p text:style-name="P1"></text:p>
      <text:p text:style-name="P9">I, the under-mentioned officer of the abovementioned company hereby certify to the best of my knowledge and belief that:-</text:p>
      <text:p text:style-name="P9"></text:p>
      <text:p text:style-name="P9">(a) the company is and has at all relevant times been an exempt private company as defined <text:tab/>under section 4(1) of the Companies Act by virtue of its being a private company of which no <text:tab/>beneficial interest in its shares is held, directly or indirectly, by any corporation and having not <text:tab/>more than 20 members;</text:p>
      <text:p text:style-name="P9"></text:p>
      <text:p text:style-name="P9">(b)<text:tab/>a profit and loss account and balance-sheet made up to the date stated in the main return <text:tab/>which comply with the requirements of the Act have been presented before the company *in <text:tab/>the annual general meeting, on the date stated in the main return; and</text:p>
      <text:p text:style-name="P9"></text:p>
      <text:p text:style-name="P9">(c)<text:tab/>as at the date that the profit and loss account has been made up, the company appeared to be <text:tab/>able to meet its liabilities as and when they fall due.</text:p>
      <text:p text:style-name="P1"></text:p>
      <text:p text:style-name="P1"></text:p>
      <text:p text:style-name="P1"></text:p>
      <text:p text:style-name="P1"></text:p>
      <text:p text:style-name="P1">___________________________________________________</text:p>
      <text:p text:style-name="P1">Signature and Name of Director signing on behalf of the Board</text:p>
      <text:p text:style-name="P2">Director’s name XXX</text:p>
      <text:p text:style-name="P1"></text:p>
      <text:p text:style-name="P1"></text:p>
      <text:p text:style-name="P5">* <text:s text:c="2"/>Delete whichever is inapplicable.</text:p>
      <text:p text:style-name="P5">*<text:span text:style-name="T2">1</text:span> Select whichever is applicable to the company.</text:p>
      <text:p text:style-name="Standard"><text:span text:style-name="T8">*</text:span><text:span text:style-name="T4">2</text:span><text:span text:style-name="T8"> Section 205C(1) of the Companies Act states that an exempt private company shall be exempt from audit <text:s text:c="2"/></text:span></text:p>
      <text:p text:style-name="P5">requirements in respect of a financial year if its revenue in that year does not exceed the prescribed amount. <text:s/>Regulation 89A of the Companies Regulations provides that for the purposes of section 205C of the Companies Act, the prescribed amount is $5 million except that in respect of a financial year starting on or after 15th May 2003 but before 1st June 2004, the prescribed amount is $2.5 million.</text:p>
      <text:p text:style-name="P5">** For exempt private company with revenue for the financial year concerned exceeding prescribed amount.</text:p>
      <text:p text:style-name="P5">* Delete whichever is inapplicable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02T09:32:16</meta:creation-date>
    <dc:date>2015-11-02T09:37:53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1" meta:word-count="364" meta:character-count="2209" meta:non-whitespace-character-count="1806"/>
    <meta:generator>LibreOffice/3.5$Linux_X86_64 LibreOffice_project/350m1$Build-2</meta:generator>
  </office:meta>
</office:document-meta>
</file>